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51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5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56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officeooo:rsid="00806349"/>
    </style:style>
    <style:style style:name="T21" style:family="text">
      <style:text-properties officeooo:rsid="008199ff"/>
    </style:style>
    <style:style style:name="T22" style:family="text">
      <style:text-properties officeooo:rsid="007de9fd"/>
    </style:style>
    <style:style style:name="T23" style:family="text">
      <style:text-properties officeooo:rsid="0086e122"/>
    </style:style>
    <style:style style:name="T24" style:family="text">
      <style:text-properties officeooo:rsid="00893d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1"/>
      <text:p text:style-name="P11"/>
      <text:p text:style-name="P11">Di<text:span text:style-name="T4">marts</text:span><text:tab/>2<text:span text:style-name="T4">4</text:span>/09/2<text:span text:style-name="T3">4</text:span></text:p>
      <text:p text:style-name="P6">Comentat </text:p>
      <text:list xml:id="list4136130184428646435" text:style-name="L1">
        <text:list-item>
          <text:p text:style-name="P28">Document <text:a xlink:type="simple" xlink:href="https://paulinoposada.github.io/web_fred/web_fred_2425/documents/presentacio_modul.pdf">presentació</text:a></text:p>
        </text:list-item>
        <text:list-item>
          <text:p text:style-name="P29"><text:a xlink:type="simple" xlink:href="https://paulinoposada.github.io/web_fred/web_fred_2425/index_fred_2425.html"><text:span text:style-name="T2">Lloc web</text:span></text:a></text:p>
        </text:list-item>
        <text:list-item>
          <text:p text:style-name="P39">Treball autònom tasca 1</text:p>
        </text:list-item>
        <text:list-item>
          <text:p text:style-name="P30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2">Di<text:span text:style-name="T4">mecres</text:span><text:tab/>2<text:span text:style-name="T5">5</text:span>/09/2<text:span text:style-name="T3">4</text:span></text:p>
      <text:p text:style-name="P7"><text:s/></text:p>
      <text:list xml:id="list782306587007859265" text:style-name="L2">
        <text:list-item>
          <text:p text:style-name="P34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40">Presentat funcionament datalogger (mesurament temperatures gel, aigua bullint i ambient)</text:p>
        </text:list-item>
      </text:list>
      <text:p text:style-name="P16"/>
      <text:p text:style-name="P16"/>
      <text:p text:style-name="P12">Di<text:span text:style-name="T6">jous<text:tab/></text:span><text:tab/>2<text:span text:style-name="T6">6</text:span>/09/2<text:span text:style-name="T3">4</text:span></text:p>
      <text:p text:style-name="P7"><text:s/></text:p>
      <text:list xml:id="list799266206739746080" text:style-name="L3">
        <text:list-item>
          <text:p text:style-name="P3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44">Baixat a taller comentat components simulador</text:p>
        </text:list-item>
      </text:list>
      <text:p text:style-name="P20"/>
      <text:p text:style-name="P20"/>
      <text:p text:style-name="P12">Di<text:span text:style-name="T6">vendres<text:tab/></text:span>2<text:span text:style-name="T6">7</text:span>/09/2<text:span text:style-name="T3">4</text:span></text:p>
      <text:p text:style-name="P7"><text:s/></text:p>
      <text:list xml:id="list2665458031374798467" text:style-name="L4">
        <text:list-item>
          <text:p text:style-name="P5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24"/>
      <text:p text:style-name="P24"/>
      <text:p text:style-name="P24"/>
      <text:p text:style-name="P13">Di<text:span text:style-name="T4">marts</text:span><text:tab/><text:span text:style-name="T7">01</text:span>/<text:span text:style-name="T7">10</text:span>/2<text:span text:style-name="T3">4</text:span></text:p>
      <text:p text:style-name="P8"/>
      <text:list xml:id="list70134014940876" text:continue-list="list4136130184428646435" text:style-name="L1">
        <text:list-item>
          <text:p text:style-name="P31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41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3">Di<text:span text:style-name="T4">mecres</text:span><text:tab/><text:span text:style-name="T7">02</text:span>/<text:span text:style-name="T7">10</text:span>/2<text:span text:style-name="T3">4</text:span></text:p>
      <text:p text:style-name="P8"><text:s/></text:p>
      <text:list xml:id="list7544637087436894329" text:style-name="L5">
        <text:list-item>
          <text:p text:style-name="P36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42"><text:span text:style-name="T13">D</text:span><text:span text:style-name="T8">emostració soldadura tova</text:span></text:p>
        </text:list-item>
        <text:list-item>
          <text:p text:style-name="P45"><text:span text:style-name="T20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46">Inspeccionem chiller portat per Agustin per fer prova de funcionament al taller.</text:p>
        </text:list-item>
      </text:list>
      <text:p text:style-name="P17"/>
      <text:p text:style-name="P17"/>
      <text:p text:style-name="P13">Di<text:span text:style-name="T6">jous<text:tab/></text:span><text:tab/><text:span text:style-name="T7">03</text:span>/<text:span text:style-name="T7">10</text:span>/2<text:span text:style-name="T3">4</text:span></text:p>
      <text:p text:style-name="P8"><text:s/></text:p>
      <text:list xml:id="list1408704857757077809" text:style-name="L6">
        <text:list-item>
          <text:p text:style-name="P47">Sortida amb Javier Catbajosa</text:p>
        </text:list-item>
      </text:list>
      <text:p text:style-name="P21"/>
      <text:p text:style-name="P21"/>
      <text:p text:style-name="P13"/>
      <text:p text:style-name="P27">Di<text:span text:style-name="T6">vendres<text:tab/>04</text:span>/<text:span text:style-name="T7">10</text:span>/2<text:span text:style-name="T3">4</text:span></text:p>
      <text:p text:style-name="P8"><text:s/></text:p>
      <text:list xml:id="list118323577270025924" text:style-name="L7">
        <text:list-item>
          <text:p text:style-name="P37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24"/>
      <text:p text:style-name="P24"/>
      <text:p text:style-name="P24"/>
      <text:p text:style-name="P24"/>
      <text:p text:style-name="P14">Di<text:span text:style-name="T4">marts</text:span><text:tab/><text:span text:style-name="T7">08</text:span>/<text:span text:style-name="T7">10</text:span>/2<text:span text:style-name="T3">4</text:span></text:p>
      <text:p text:style-name="P9"/>
      <text:list xml:id="list70134696755631" text:continue-list="list70134014940876" text:style-name="L1">
        <text:list-item>
          <text:p text:style-name="P3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4">Di<text:span text:style-name="T4">mecres</text:span><text:tab/><text:span text:style-name="T7">09</text:span>/<text:span text:style-name="T7">10</text:span>/2<text:span text:style-name="T3">4</text:span></text:p>
      <text:p text:style-name="P9"><text:s/></text:p>
      <text:list xml:id="list8020565812828950629" text:style-name="L8">
        <text:list-item>
          <text:p text:style-name="P3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48">Comentat apartats 1.6.1 Calor específico, 1.6.2 Cambio de estado, calor sensible y latente, començat amb 1.6.3 Transmisión del calor. </text:p>
        </text:list-item>
        <text:list-item>
          <text:p text:style-name="P5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18"/>
      <text:p text:style-name="P18"/>
      <text:p text:style-name="P14">Di<text:span text:style-name="T6">jous<text:tab/></text:span><text:tab/><text:span text:style-name="T21">10</text:span>/<text:span text:style-name="T7">10</text:span>/2<text:span text:style-name="T3">4</text:span></text:p>
      <text:p text:style-name="P9"><text:s/></text:p>
      <text:list xml:id="list4413681301890224960" text:style-name="L9">
        <text:list-item>
          <text:p text:style-name="P49">Continuem amb la<text:span text:style-name="T22"> </text:span><text:a xlink:type="simple" xlink:href="https://paulinoposada.github.io/web_fred/documents/practica_soldadura_blanda.pdf"><text:span text:style-name="T22">pràctica soldadura tova</text:span></text:a><text:span text:style-name="T22">.</text:span></text:p>
        </text:list-item>
      </text:list>
      <text:p text:style-name="P22"/>
      <text:p text:style-name="P14"/>
      <text:p text:style-name="P14">Di<text:span text:style-name="T6">vendres<text:tab/>11</text:span>/<text:span text:style-name="T7">10</text:span>/2<text:span text:style-name="T3">4</text:span></text:p>
      <text:p text:style-name="P9"><text:s/></text:p>
      <text:list xml:id="list1454628700810686713" text:style-name="L10">
        <text:list-item>
          <text:p text:style-name="P50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25"/>
      <text:p text:style-name="P25"/>
      <text:p text:style-name="P15">Di<text:span text:style-name="T4">marts</text:span><text:tab/><text:span text:style-name="T7">15</text:span>/<text:span text:style-name="T7">10</text:span>/2<text:span text:style-name="T3">4</text:span></text:p>
      <text:p text:style-name="P10"/>
      <text:list xml:id="list70133945432992" text:continue-list="list70134696755631" text:style-name="L1">
        <text:list-item>
          <text:p text:style-name="P3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43"><text:span text:style-name="T13">C</text:span><text:span text:style-name="T8">omentat apartat 1.6.5 Saturació, subrefredament i sobreescalfament</text:span></text:p>
        </text:list-item>
        <text:list-item>
          <text:p text:style-name="P52">Fet els exercicis 1.7.1 a 3.</text:p>
        </text:list-item>
      </text:list>
      <text:p text:style-name="P5"/>
      <text:p text:style-name="P5"/>
      <text:p text:style-name="P15">Di<text:span text:style-name="T4">mecres</text:span><text:tab/><text:span text:style-name="T23">16</text:span>/<text:span text:style-name="T7">10</text:span>/2<text:span text:style-name="T3">4</text:span></text:p>
      <text:p text:style-name="P10"><text:s/></text:p>
      <text:list xml:id="list1122287398791758673" text:style-name="L11">
        <text:list-item>
          <text:p text:style-name="P56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19"/>
      <text:p text:style-name="P19"/>
      <text:p text:style-name="P15">Di<text:span text:style-name="T6">jous<text:tab/></text:span><text:tab/><text:span text:style-name="T21">17</text:span>/<text:span text:style-name="T7">10</text:span>/2<text:span text:style-name="T3">4</text:span></text:p>
      <text:p text:style-name="P10"><text:s/></text:p>
      <text:list xml:id="list481368361058534208" text:style-name="L12">
        <text:list-item>
          <text:p text:style-name="P53">Come<text:span text:style-name="T24">n</text:span>çat pràctica <text:a xlink:type="simple" xlink:href="https://paulinoposada.github.io/web_fred/web_fred_2425/documents/practica_soldadura_forta.pdf">soldadura forta</text:a>.</text:p>
        </text:list-item>
      </text:list>
      <text:p text:style-name="P23"/>
      <text:p text:style-name="P15"/>
      <text:p text:style-name="P15"><text:soft-page-break/>Di<text:span text:style-name="T6">vendres<text:tab/>18</text:span>/<text:span text:style-name="T7">10</text:span>/2<text:span text:style-name="T3">4</text:span></text:p>
      <text:p text:style-name="P10"><text:s/></text:p>
      <text:list xml:id="list986771020752231822" text:style-name="L13">
        <text:list-item>
          <text:p text:style-name="P51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9T07:01:33.388996494</dc:date>
    <meta:editing-duration>PT1H30M9S</meta:editing-duration>
    <meta:editing-cycles>124</meta:editing-cycles>
    <meta:document-statistic meta:table-count="0" meta:image-count="0" meta:object-count="0" meta:page-count="3" meta:paragraph-count="59" meta:word-count="334" meta:character-count="2151" meta:non-whitespace-character-count="1865"/>
  </office:meta>
</office:document-meta>
</file>